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1.25pt"/>
    </style:style>
    <style:style style:name="co2" style:family="table-column">
      <style:table-column-properties fo:break-before="auto" style:column-width="94.3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0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2e0a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1c052e"/>
      <style:text-properties fo:color="#ffffff"/>
    </style:style>
    <style:style style:name="ce3" style:family="table-cell" style:parent-style-name="Default">
      <style:table-cell-properties fo:background-color="#bce4e5"/>
    </style:style>
    <style:style style:name="ce4" style:family="table-cell" style:parent-style-name="Default">
      <style:table-cell-properties fo:background-color="transparent"/>
      <style:text-properties fo:color="#ffffff"/>
    </style:style>
    <style:style style:name="ce5" style:family="table-cell" style:parent-style-name="Default">
      <style:table-cell-properties fo:background-color="#fcc79b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bjectiveFile_0628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Old Variables</text:p>
          </table:table-cell>
          <table:table-cell table:number-columns-repeated="2"/>
          <table:table-cell office:value-type="string" calcext:value-type="string">
            <text:p>New Variable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ariables</text:p>
          </table:table-cell>
          <table:table-cell table:style-name="ce1" office:value-type="string" calcext:value-type="string">
            <text:p>Total Stand Carbon</text:p>
          </table:table-cell>
          <table:table-cell/>
          <table:table-cell table:style-name="ce5" office:value-type="string" calcext:value-type="string">
            <text:p>Variable</text:p>
          </table:table-cell>
          <table:table-cell table:style-name="ce5" office:value-type="string" calcext:value-type="string">
            <text:p>Total_Stand_Carb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7N_2021_THNB</text:p>
          </table:table-cell>
          <table:table-cell office:value-type="float" office:value="34.4373016357421" calcext:value-type="float">
            <text:p>34.4373016357421</text:p>
          </table:table-cell>
          <table:table-cell/>
          <table:table-cell office:value-type="string" calcext:value-type="string">
            <text:p>167N_2021_PLSQ</text:p>
          </table:table-cell>
          <table:table-cell office:value-type="float" office:value="35.01963806" calcext:value-type="float">
            <text:p>35.019638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7N_2021_THNP</text:p>
          </table:table-cell>
          <table:table-cell office:value-type="float" office:value="32.2928771972656" calcext:value-type="float">
            <text:p>32.2928771972656</text:p>
          </table:table-cell>
          <table:table-cell/>
          <table:table-cell office:value-type="string" calcext:value-type="string">
            <text:p>167N_2021_THNB</text:p>
          </table:table-cell>
          <table:table-cell office:value-type="float" office:value="34.43730164" calcext:value-type="float">
            <text:p>34.43730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7N_2025_THNB</text:p>
          </table:table-cell>
          <table:table-cell office:value-type="float" office:value="35.4822769165039" calcext:value-type="float">
            <text:p>35.4822769165039</text:p>
          </table:table-cell>
          <table:table-cell/>
          <table:table-cell office:value-type="string" calcext:value-type="string">
            <text:p>167N_2025_PLSQ</text:p>
          </table:table-cell>
          <table:table-cell office:value-type="float" office:value="38.45547867" calcext:value-type="float">
            <text:p>38.455478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7N_2025_THNP</text:p>
          </table:table-cell>
          <table:table-cell office:value-type="float" office:value="31.2475566864013" calcext:value-type="float">
            <text:p>31.2475566864013</text:p>
          </table:table-cell>
          <table:table-cell/>
          <table:table-cell office:value-type="string" calcext:value-type="string">
            <text:p>167N_2025_THNB</text:p>
          </table:table-cell>
          <table:table-cell office:value-type="float" office:value="35.48227692" calcext:value-type="float">
            <text:p>35.482276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7N_2030_THNB</text:p>
          </table:table-cell>
          <table:table-cell office:value-type="float" office:value="36.572166442871" calcext:value-type="float">
            <text:p>36.572166442871</text:p>
          </table:table-cell>
          <table:table-cell/>
          <table:table-cell office:value-type="string" calcext:value-type="string">
            <text:p>167N_2030_PLSQ</text:p>
          </table:table-cell>
          <table:table-cell office:value-type="float" office:value="42.39970398" calcext:value-type="float">
            <text:p>42.399703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7N_2030_THNP</text:p>
          </table:table-cell>
          <table:table-cell office:value-type="float" office:value="31.3943672180175" calcext:value-type="float">
            <text:p>31.3943672180175</text:p>
          </table:table-cell>
          <table:table-cell/>
          <table:table-cell office:value-type="string" calcext:value-type="string">
            <text:p>167N_2030_THNB</text:p>
          </table:table-cell>
          <table:table-cell office:value-type="float" office:value="36.57216644" calcext:value-type="float">
            <text:p>36.572166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7N_2050_THNB</text:p>
          </table:table-cell>
          <table:table-cell office:value-type="float" office:value="57.7596359252929" calcext:value-type="float">
            <text:p>57.7596359252929</text:p>
          </table:table-cell>
          <table:table-cell/>
          <table:table-cell office:value-type="string" calcext:value-type="string">
            <text:p>167N_2050_PLSQ</text:p>
          </table:table-cell>
          <table:table-cell office:value-type="float" office:value="64.17437744" calcext:value-type="float">
            <text:p>64.174377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7N_2050_THNP</text:p>
          </table:table-cell>
          <table:table-cell office:value-type="float" office:value="51.6219635009765" calcext:value-type="float">
            <text:p>51.6219635009765</text:p>
          </table:table-cell>
          <table:table-cell/>
          <table:table-cell office:value-type="string" calcext:value-type="string">
            <text:p>167N_2050_THNB</text:p>
          </table:table-cell>
          <table:table-cell office:value-type="float" office:value="57.75963593" calcext:value-type="float">
            <text:p>57.7596359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167N, 167S, 505, THNP → PLSQ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608 Has PLSQ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999 SAR → PLSQ</text:p>
          </table:table-cell>
        </table:table-row>
        <table:table-row table:style-name="ro1">
          <table:table-cell office:value-type="string" calcext:value-type="string">
            <text:p>167S_2021_THNB</text:p>
          </table:table-cell>
          <table:table-cell office:value-type="float" office:value="36.4387779235839" calcext:value-type="float">
            <text:p>36.4387779235839</text:p>
          </table:table-cell>
          <table:table-cell/>
          <table:table-cell office:value-type="string" calcext:value-type="string">
            <text:p>167S_2021_PLSQ</text:p>
          </table:table-cell>
          <table:table-cell office:value-type="float" office:value="37.36980438" calcext:value-type="float">
            <text:p>37.36980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7S_2021_THNP</text:p>
          </table:table-cell>
          <table:table-cell office:value-type="float" office:value="34.9812507629394" calcext:value-type="float">
            <text:p>34.9812507629394</text:p>
          </table:table-cell>
          <table:table-cell/>
          <table:table-cell office:value-type="string" calcext:value-type="string">
            <text:p>167S_2021_THNB</text:p>
          </table:table-cell>
          <table:table-cell office:value-type="float" office:value="36.43877792" calcext:value-type="float">
            <text:p>36.43877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7S_2025_THNB</text:p>
          </table:table-cell>
          <table:table-cell office:value-type="float" office:value="37.1355934143066" calcext:value-type="float">
            <text:p>37.1355934143066</text:p>
          </table:table-cell>
          <table:table-cell/>
          <table:table-cell office:value-type="string" calcext:value-type="string">
            <text:p>167S_2025_PLSQ</text:p>
          </table:table-cell>
          <table:table-cell office:value-type="float" office:value="42.8428421" calcext:value-type="float">
            <text:p>42.8428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7S_2025_THNP</text:p>
          </table:table-cell>
          <table:table-cell office:value-type="float" office:value="34.2491264343261" calcext:value-type="float">
            <text:p>34.2491264343261</text:p>
          </table:table-cell>
          <table:table-cell/>
          <table:table-cell office:value-type="string" calcext:value-type="string">
            <text:p>167S_2025_THNB</text:p>
          </table:table-cell>
          <table:table-cell office:value-type="float" office:value="37.13559341" calcext:value-type="float">
            <text:p>37.13559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7S_2030_THNB</text:p>
          </table:table-cell>
          <table:table-cell office:value-type="float" office:value="38.2803230285644" calcext:value-type="float">
            <text:p>38.2803230285644</text:p>
          </table:table-cell>
          <table:table-cell/>
          <table:table-cell office:value-type="string" calcext:value-type="string">
            <text:p>167S_2030_PLSQ</text:p>
          </table:table-cell>
          <table:table-cell office:value-type="float" office:value="48.52858734" calcext:value-type="float">
            <text:p>48.528587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7S_2030_THNP</text:p>
          </table:table-cell>
          <table:table-cell office:value-type="float" office:value="34.5228767395019" calcext:value-type="float">
            <text:p>34.5228767395019</text:p>
          </table:table-cell>
          <table:table-cell/>
          <table:table-cell office:value-type="string" calcext:value-type="string">
            <text:p>167S_2030_THNB</text:p>
          </table:table-cell>
          <table:table-cell office:value-type="float" office:value="38.28032303" calcext:value-type="float">
            <text:p>38.28032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7S_2050_THNB</text:p>
          </table:table-cell>
          <table:table-cell office:value-type="float" office:value="62.4855117797851" calcext:value-type="float">
            <text:p>62.4855117797851</text:p>
          </table:table-cell>
          <table:table-cell/>
          <table:table-cell office:value-type="string" calcext:value-type="string">
            <text:p>167S_2050_PLSQ</text:p>
          </table:table-cell>
          <table:table-cell office:value-type="float" office:value="75.53630066" calcext:value-type="float">
            <text:p>75.536300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7S_2050_THNP</text:p>
          </table:table-cell>
          <table:table-cell office:value-type="float" office:value="55.9751739501953" calcext:value-type="float">
            <text:p>55.9751739501953</text:p>
          </table:table-cell>
          <table:table-cell/>
          <table:table-cell office:value-type="string" calcext:value-type="string">
            <text:p>167S_2050_THNB</text:p>
          </table:table-cell>
          <table:table-cell office:value-type="float" office:value="62.48551178" calcext:value-type="float">
            <text:p>62.48551178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505_2021_ASV</text:p>
          </table:table-cell>
          <table:table-cell office:value-type="float" office:value="55.2021255493164" calcext:value-type="float">
            <text:p>55.2021255493164</text:p>
          </table:table-cell>
          <table:table-cell/>
          <table:table-cell office:value-type="string" calcext:value-type="string">
            <text:p>505_2021_ASV</text:p>
          </table:table-cell>
          <table:table-cell office:value-type="float" office:value="55.20212555" calcext:value-type="float">
            <text:p>55.20212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5_2021_IFM</text:p>
          </table:table-cell>
          <table:table-cell office:value-type="float" office:value="52.616355895996" calcext:value-type="float">
            <text:p>52.616355895996</text:p>
          </table:table-cell>
          <table:table-cell/>
          <table:table-cell office:value-type="string" calcext:value-type="string">
            <text:p>505_2021_IFM</text:p>
          </table:table-cell>
          <table:table-cell office:value-type="float" office:value="52.6163559" calcext:value-type="float">
            <text:p>52.61635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5_2021_THNB</text:p>
          </table:table-cell>
          <table:table-cell office:value-type="float" office:value="53.6938209533691" calcext:value-type="float">
            <text:p>53.6938209533691</text:p>
          </table:table-cell>
          <table:table-cell/>
          <table:table-cell office:value-type="string" calcext:value-type="string">
            <text:p>505_2021_PLSQ</text:p>
          </table:table-cell>
          <table:table-cell office:value-type="float" office:value="55.08007813" calcext:value-type="float">
            <text:p>55.080078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5_2021_THNP</text:p>
          </table:table-cell>
          <table:table-cell office:value-type="float" office:value="49.5024185180664" calcext:value-type="float">
            <text:p>49.5024185180664</text:p>
          </table:table-cell>
          <table:table-cell/>
          <table:table-cell office:value-type="string" calcext:value-type="string">
            <text:p>505_2021_THNB</text:p>
          </table:table-cell>
          <table:table-cell office:value-type="float" office:value="53.69382095" calcext:value-type="float">
            <text:p>53.693820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5_2025_ASV</text:p>
          </table:table-cell>
          <table:table-cell office:value-type="float" office:value="59.4086265563964" calcext:value-type="float">
            <text:p>59.4086265563964</text:p>
          </table:table-cell>
          <table:table-cell/>
          <table:table-cell office:value-type="string" calcext:value-type="string">
            <text:p>505_2025_ASV</text:p>
          </table:table-cell>
          <table:table-cell office:value-type="float" office:value="59.40862656" calcext:value-type="float">
            <text:p>59.408626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5_2025_IFM</text:p>
          </table:table-cell>
          <table:table-cell office:value-type="float" office:value="54.11275100708" calcext:value-type="float">
            <text:p>54.11275100708</text:p>
          </table:table-cell>
          <table:table-cell/>
          <table:table-cell office:value-type="string" calcext:value-type="string">
            <text:p>505_2025_IFM</text:p>
          </table:table-cell>
          <table:table-cell office:value-type="float" office:value="54.11275101" calcext:value-type="float">
            <text:p>54.11275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5_2025_THNB</text:p>
          </table:table-cell>
          <table:table-cell office:value-type="float" office:value="55.1071472167968" calcext:value-type="float">
            <text:p>55.1071472167968</text:p>
          </table:table-cell>
          <table:table-cell/>
          <table:table-cell office:value-type="string" calcext:value-type="string">
            <text:p>505_2025_PLSQ</text:p>
          </table:table-cell>
          <table:table-cell office:value-type="float" office:value="59.12810135" calcext:value-type="float">
            <text:p>59.12810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5_2025_THNP</text:p>
          </table:table-cell>
          <table:table-cell office:value-type="float" office:value="49.0158538818359" calcext:value-type="float">
            <text:p>49.0158538818359</text:p>
          </table:table-cell>
          <table:table-cell/>
          <table:table-cell office:value-type="string" calcext:value-type="string">
            <text:p>505_2025_THNB</text:p>
          </table:table-cell>
          <table:table-cell office:value-type="float" office:value="55.10714722" calcext:value-type="float">
            <text:p>55.107147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5_2030_ASV</text:p>
          </table:table-cell>
          <table:table-cell office:value-type="float" office:value="63.4050559997558" calcext:value-type="float">
            <text:p>63.4050559997558</text:p>
          </table:table-cell>
          <table:table-cell/>
          <table:table-cell office:value-type="string" calcext:value-type="string">
            <text:p>505_2030_ASV</text:p>
          </table:table-cell>
          <table:table-cell office:value-type="float" office:value="63.405056" calcext:value-type="float">
            <text:p>63.405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5_2030_IFM</text:p>
          </table:table-cell>
          <table:table-cell office:value-type="float" office:value="57.4300193786621" calcext:value-type="float">
            <text:p>57.4300193786621</text:p>
          </table:table-cell>
          <table:table-cell/>
          <table:table-cell office:value-type="string" calcext:value-type="string">
            <text:p>505_2030_IFM</text:p>
          </table:table-cell>
          <table:table-cell office:value-type="float" office:value="57.43001938" calcext:value-type="float">
            <text:p>57.430019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5_2030_THNB</text:p>
          </table:table-cell>
          <table:table-cell office:value-type="float" office:value="58.0108642578125" calcext:value-type="float">
            <text:p>58.0108642578125</text:p>
          </table:table-cell>
          <table:table-cell/>
          <table:table-cell office:value-type="string" calcext:value-type="string">
            <text:p>505_2030_PLSQ</text:p>
          </table:table-cell>
          <table:table-cell office:value-type="float" office:value="63.70918655" calcext:value-type="float">
            <text:p>63.70918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5_2030_THNP</text:p>
          </table:table-cell>
          <table:table-cell office:value-type="float" office:value="50.4638519287109" calcext:value-type="float">
            <text:p>50.4638519287109</text:p>
          </table:table-cell>
          <table:table-cell/>
          <table:table-cell office:value-type="string" calcext:value-type="string">
            <text:p>505_2030_THNB</text:p>
          </table:table-cell>
          <table:table-cell office:value-type="float" office:value="58.01086426" calcext:value-type="float">
            <text:p>58.010864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5_2050_ASV</text:p>
          </table:table-cell>
          <table:table-cell office:value-type="float" office:value="94.4406814575195" calcext:value-type="float">
            <text:p>94.4406814575195</text:p>
          </table:table-cell>
          <table:table-cell/>
          <table:table-cell office:value-type="string" calcext:value-type="string">
            <text:p>505_2050_ASV</text:p>
          </table:table-cell>
          <table:table-cell office:value-type="float" office:value="94.44068146" calcext:value-type="float">
            <text:p>94.44068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5_2050_IFM</text:p>
          </table:table-cell>
          <table:table-cell office:value-type="float" office:value="78.3806076049804" calcext:value-type="float">
            <text:p>78.3806076049804</text:p>
          </table:table-cell>
          <table:table-cell/>
          <table:table-cell office:value-type="string" calcext:value-type="string">
            <text:p>505_2050_IFM</text:p>
          </table:table-cell>
          <table:table-cell office:value-type="float" office:value="78.3806076" calcext:value-type="float">
            <text:p>78.38060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5_2050_THNB</text:p>
          </table:table-cell>
          <table:table-cell office:value-type="float" office:value="85.7316131591796" calcext:value-type="float">
            <text:p>85.7316131591796</text:p>
          </table:table-cell>
          <table:table-cell/>
          <table:table-cell office:value-type="string" calcext:value-type="string">
            <text:p>505_2050_PLSQ</text:p>
          </table:table-cell>
          <table:table-cell office:value-type="float" office:value="87.62805939" calcext:value-type="float">
            <text:p>87.628059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5_2050_THNP</text:p>
          </table:table-cell>
          <table:table-cell office:value-type="float" office:value="78.0643310546875" calcext:value-type="float">
            <text:p>78.0643310546875</text:p>
          </table:table-cell>
          <table:table-cell/>
          <table:table-cell office:value-type="string" calcext:value-type="string">
            <text:p>505_2050_THNB</text:p>
          </table:table-cell>
          <table:table-cell office:value-type="float" office:value="85.73161316" calcext:value-type="float">
            <text:p>85.73161316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608_2021_AWR</text:p>
          </table:table-cell>
          <table:table-cell office:value-type="float" office:value="27.2774925231933" calcext:value-type="float">
            <text:p>27.2774925231933</text:p>
          </table:table-cell>
          <table:table-cell/>
          <table:table-cell office:value-type="string" calcext:value-type="string">
            <text:p>608_2021_AWR</text:p>
          </table:table-cell>
          <table:table-cell office:value-type="float" office:value="27.27749252" calcext:value-type="float">
            <text:p>27.277492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608_2021_PLSQ</text:p>
          </table:table-cell>
          <table:table-cell office:value-type="float" office:value="45.94402313" calcext:value-type="float">
            <text:p>45.944023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8_2025_AWR</text:p>
          </table:table-cell>
          <table:table-cell office:value-type="float" office:value="21.5948886871337" calcext:value-type="float">
            <text:p>21.5948886871337</text:p>
          </table:table-cell>
          <table:table-cell/>
          <table:table-cell office:value-type="string" calcext:value-type="string">
            <text:p>608_2025_AWR</text:p>
          </table:table-cell>
          <table:table-cell office:value-type="float" office:value="21.59488869" calcext:value-type="float">
            <text:p>21.594888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608_2025_PLSQ</text:p>
          </table:table-cell>
          <table:table-cell office:value-type="float" office:value="48.9426651" calcext:value-type="float">
            <text:p>48.94266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8_2030_AWR</text:p>
          </table:table-cell>
          <table:table-cell office:value-type="float" office:value="21.1313648223877" calcext:value-type="float">
            <text:p>21.1313648223877</text:p>
          </table:table-cell>
          <table:table-cell/>
          <table:table-cell office:value-type="string" calcext:value-type="string">
            <text:p>608_2030_AWR</text:p>
          </table:table-cell>
          <table:table-cell office:value-type="float" office:value="21.13136482" calcext:value-type="float">
            <text:p>21.131364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608_2030_PLSQ</text:p>
          </table:table-cell>
          <table:table-cell office:value-type="float" office:value="51.85298157" calcext:value-type="float">
            <text:p>51.85298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8_2050_AWR</text:p>
          </table:table-cell>
          <table:table-cell office:value-type="float" office:value="46.7029762268066" calcext:value-type="float">
            <text:p>46.7029762268066</text:p>
          </table:table-cell>
          <table:table-cell/>
          <table:table-cell office:value-type="string" calcext:value-type="string">
            <text:p>608_2050_AWR</text:p>
          </table:table-cell>
          <table:table-cell office:value-type="float" office:value="46.70297623" calcext:value-type="float">
            <text:p>46.702976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608_2050_PLSQ</text:p>
          </table:table-cell>
          <table:table-cell office:value-type="float" office:value="66.14112854" calcext:value-type="float">
            <text:p>66.14112854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" office:value-type="string" calcext:value-type="string">
            <text:p>Old Variables</text:p>
          </table:table-cell>
          <table:table-cell table:style-name="ce2"/>
          <table:table-cell table:style-name="ce4"/>
          <table:table-cell table:style-name="ce2" office:value-type="string" calcext:value-type="string">
            <text:p>New Variables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3" office:value-type="string" calcext:value-type="string">
            <text:p>999_2021_AWR</text:p>
          </table:table-cell>
          <table:table-cell table:style-name="ce3" office:value-type="float" office:value="4.82215595245361" calcext:value-type="float">
            <text:p>4.82215595245361</text:p>
          </table:table-cell>
          <table:table-cell/>
          <table:table-cell table:style-name="ce3" office:value-type="string" calcext:value-type="string">
            <text:p>999_2021_CAR</text:p>
          </table:table-cell>
          <table:table-cell table:style-name="ce3" office:value-type="float" office:value="4.822155952" calcext:value-type="float">
            <text:p>4.822155952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999_2021_CAR</text:p>
          </table:table-cell>
          <table:table-cell table:style-name="ce3" office:value-type="float" office:value="4.82215595245361" calcext:value-type="float">
            <text:p>4.82215595245361</text:p>
          </table:table-cell>
          <table:table-cell/>
          <table:table-cell table:style-name="ce3" office:value-type="string" calcext:value-type="string">
            <text:p>999_2021_CAR</text:p>
          </table:table-cell>
          <table:table-cell table:style-name="ce3" office:value-type="float" office:value="4.822155952" calcext:value-type="float">
            <text:p>4.822155952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999_2021_NAR</text:p>
          </table:table-cell>
          <table:table-cell table:style-name="ce3" office:value-type="float" office:value="4.82486200332642" calcext:value-type="float">
            <text:p>4.82486200332642</text:p>
          </table:table-cell>
          <table:table-cell/>
          <table:table-cell table:style-name="ce3" office:value-type="string" calcext:value-type="string">
            <text:p>999_2021_NAR</text:p>
          </table:table-cell>
          <table:table-cell table:style-name="ce3" office:value-type="float" office:value="4.824862003" calcext:value-type="float">
            <text:p>4.824862003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999_2021_SAR</text:p>
          </table:table-cell>
          <table:table-cell table:style-name="ce3" office:value-type="float" office:value="4.82215595245361" calcext:value-type="float">
            <text:p>4.82215595245361</text:p>
          </table:table-cell>
          <table:table-cell/>
          <table:table-cell table:style-name="ce3" office:value-type="string" calcext:value-type="string">
            <text:p>999_2021_PLSQ</text:p>
          </table:table-cell>
          <table:table-cell table:style-name="ce3" office:value-type="float" office:value="7.028610229" calcext:value-type="float">
            <text:p>7.028610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99_2025_AWR</text:p>
          </table:table-cell>
          <table:table-cell office:value-type="float" office:value="4.35904598236084" calcext:value-type="float">
            <text:p>4.35904598236084</text:p>
          </table:table-cell>
          <table:table-cell/>
          <table:table-cell office:value-type="string" calcext:value-type="string">
            <text:p>999_2025_AWR</text:p>
          </table:table-cell>
          <table:table-cell office:value-type="float" office:value="4.359045982" calcext:value-type="float">
            <text:p>4.3590459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99_2025_CAR</text:p>
          </table:table-cell>
          <table:table-cell office:value-type="float" office:value="4.11526250839233" calcext:value-type="float">
            <text:p>4.11526250839233</text:p>
          </table:table-cell>
          <table:table-cell/>
          <table:table-cell office:value-type="string" calcext:value-type="string">
            <text:p>999_2025_CAR</text:p>
          </table:table-cell>
          <table:table-cell office:value-type="float" office:value="4.115262508" calcext:value-type="float">
            <text:p>4.115262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99_2025_NAR</text:p>
          </table:table-cell>
          <table:table-cell office:value-type="float" office:value="3.92398738861084" calcext:value-type="float">
            <text:p>3.92398738861084</text:p>
          </table:table-cell>
          <table:table-cell/>
          <table:table-cell office:value-type="string" calcext:value-type="string">
            <text:p>999_2025_NAR</text:p>
          </table:table-cell>
          <table:table-cell office:value-type="float" office:value="3.923987389" calcext:value-type="float">
            <text:p>3.9239873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99_2025_SAR</text:p>
          </table:table-cell>
          <table:table-cell office:value-type="float" office:value="4.18675756454468" calcext:value-type="float">
            <text:p>4.18675756454468</text:p>
          </table:table-cell>
          <table:table-cell/>
          <table:table-cell office:value-type="string" calcext:value-type="string">
            <text:p>999_2025_PLSQ</text:p>
          </table:table-cell>
          <table:table-cell office:value-type="float" office:value="6.64113903" calcext:value-type="float">
            <text:p>6.64113903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999_2030_AWR</text:p>
          </table:table-cell>
          <table:table-cell table:style-name="ce3" office:value-type="float" office:value="6.59027862548828" calcext:value-type="float">
            <text:p>6.59027862548828</text:p>
          </table:table-cell>
          <table:table-cell/>
          <table:table-cell table:style-name="ce3" office:value-type="string" calcext:value-type="string">
            <text:p>999_2030_AWR</text:p>
          </table:table-cell>
          <table:table-cell table:style-name="ce3" office:value-type="float" office:value="6.590278625" calcext:value-type="float">
            <text:p>6.59027862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999_2030_CAR</text:p>
          </table:table-cell>
          <table:table-cell table:style-name="ce3" office:value-type="float" office:value="4.93814754486084" calcext:value-type="float">
            <text:p>4.93814754486084</text:p>
          </table:table-cell>
          <table:table-cell/>
          <table:table-cell table:style-name="ce3" office:value-type="string" calcext:value-type="string">
            <text:p>999_2030_CAR</text:p>
          </table:table-cell>
          <table:table-cell table:style-name="ce3" office:value-type="float" office:value="4.938147545" calcext:value-type="float">
            <text:p>4.93814754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999_2030_NAR</text:p>
          </table:table-cell>
          <table:table-cell table:style-name="ce3" office:value-type="float" office:value="4.10875606536865" calcext:value-type="float">
            <text:p>4.10875606536865</text:p>
          </table:table-cell>
          <table:table-cell/>
          <table:table-cell table:style-name="ce3" office:value-type="string" calcext:value-type="string">
            <text:p>999_2030_NAR</text:p>
          </table:table-cell>
          <table:table-cell table:style-name="ce3" office:value-type="float" office:value="4.108756065" calcext:value-type="float">
            <text:p>4.10875606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999_2030_SAR</text:p>
          </table:table-cell>
          <table:table-cell table:style-name="ce3" office:value-type="float" office:value="5.29899883270264" calcext:value-type="float">
            <text:p>5.29899883270264</text:p>
          </table:table-cell>
          <table:table-cell/>
          <table:table-cell table:style-name="ce3" office:value-type="string" calcext:value-type="string">
            <text:p>999_2030_PLSQ</text:p>
          </table:table-cell>
          <table:table-cell table:style-name="ce3" office:value-type="float" office:value="6.27035284" calcext:value-type="float">
            <text:p>6.27035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99_2050_AWR</text:p>
          </table:table-cell>
          <table:table-cell office:value-type="float" office:value="30.1517944335937" calcext:value-type="float">
            <text:p>30.1517944335937</text:p>
          </table:table-cell>
          <table:table-cell/>
          <table:table-cell office:value-type="string" calcext:value-type="string">
            <text:p>999_2050_AWR</text:p>
          </table:table-cell>
          <table:table-cell office:value-type="float" office:value="30.15179443" calcext:value-type="float">
            <text:p>30.151794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99_2050_CAR</text:p>
          </table:table-cell>
          <table:table-cell office:value-type="float" office:value="23.6133480072021" calcext:value-type="float">
            <text:p>23.6133480072021</text:p>
          </table:table-cell>
          <table:table-cell/>
          <table:table-cell office:value-type="string" calcext:value-type="string">
            <text:p>999_2050_CAR</text:p>
          </table:table-cell>
          <table:table-cell office:value-type="float" office:value="23.61334801" calcext:value-type="float">
            <text:p>23.613348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99_2050_NAR</text:p>
          </table:table-cell>
          <table:table-cell office:value-type="float" office:value="19.5559272766113" calcext:value-type="float">
            <text:p>19.5559272766113</text:p>
          </table:table-cell>
          <table:table-cell/>
          <table:table-cell office:value-type="string" calcext:value-type="string">
            <text:p>999_2050_NAR</text:p>
          </table:table-cell>
          <table:table-cell office:value-type="float" office:value="19.55592728" calcext:value-type="float">
            <text:p>19.555927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99_2050_SAR</text:p>
          </table:table-cell>
          <table:table-cell office:value-type="float" office:value="26.0150489807128" calcext:value-type="float">
            <text:p>26.0150489807128</text:p>
          </table:table-cell>
          <table:table-cell/>
          <table:table-cell office:value-type="string" calcext:value-type="string">
            <text:p>999_2050_PLSQ</text:p>
          </table:table-cell>
          <table:table-cell office:value-type="float" office:value="5.956694126" calcext:value-type="float">
            <text:p>5.956694126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ObjectiveFile_062822.D3:ObjectiveFile_062822.E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14T12:36:32.464198257</dc:date>
    <meta:editing-duration>PT17M36S</meta:editing-duration>
    <meta:editing-cycles>2</meta:editing-cycles>
    <meta:generator>LibreOffice/6.0.7.3$Linux_X86_64 LibreOffice_project/00m0$Build-3</meta:generator>
    <meta:document-statistic meta:table-count="1" meta:cell-count="227" meta:object-count="0"/>
  </office:meta>
</office:document-meta>
</file>